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705in" svg:y="0.2378in">
            <draw:object draw:notify-on-update-of-ranges="Sheet1.A3:Sheet1.A17 Sheet1.B3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178" calcext:value-type="float">
            <text:p>49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29" calcext:value-type="float">
            <text:p>118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680" calcext:value-type="float">
            <text:p>466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2:41:18.740485920</meta:creation-date>
    <dc:date>2015-05-18T12:45:35.188809103</dc:date>
    <meta:editing-duration>P0D</meta:editing-duration>
    <meta:editing-cycles>1</meta:editing-cycles>
    <meta:document-statistic meta:table-count="1" meta:cell-count="3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196cm" svg:y="0.316cm" chart:style-name="ch2">
          <text:p>Liczba wypadków w zależności od limitu prędkości, Wielka Brytania</text:p>
        </chart:title>
        <chart:plot-area chart:style-name="ch3" table:cell-range-address="Sheet1.A3:Sheet1.B17" chart:data-source-has-labels="column" svg:x="0.32cm" svg:y="1.301cm" svg:width="15.36cm" svg:height="6.538cm">
          <chartooo:coordinate-region svg:x="1.497cm" svg:y="1.5cm" svg:width="14.183cm" svg:height="5.692cm"/>
          <chart:axis chart:dimension="x" chart:name="primary-x" chart:style-name="ch4" chartooo:axis-type="auto">
            <chartooo:date-scale/>
            <chart:title svg:x="7.599cm" svg:y="8.019cm" chart:style-name="ch5">
              <text:p>km/h</text:p>
            </chart:title>
            <chart:categories table:cell-range-address="Sheet1.A3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17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Sheet1.A3:Sheet1.A17</svg:desc>
                </draw:g>
              </table:table-cell>
              <table:table-cell office:value-type="float" office:value="23">
                <text:p>23</text:p>
                <draw:g>
                  <svg:desc>Sheet1.B3:Sheet1.B17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9178">
                <text:p>491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6680">
                <text:p>4668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6150">
                <text:p>16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